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0a581" officeooo:paragraph-rsid="0000a581" style:text-blinking="false" fo:background-color="transparent"/>
    </style:style>
    <style:style style:name="P2" style:family="paragraph" style:parent-style-name="Standard">
      <style:text-properties officeooo:rsid="0000a581" officeooo:paragraph-rsid="0000a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 Clarisse https://academic.oup.com/iwc/article/17/3/317/703528</text:p>
      <text:p text:style-name="P2"/>
      <text:p text:style-name="P1"><text:bookmark text:name="docs-internal-guid-e1c4e6b1-7fff-d89c-54b3-0b52b46b5f81"/>A engenharia semiótica é uma teoria semiótica da interação humano-computador, em que os sistemas interativos de computador são vistos como mensagens únicas enviadas dos designers aos usuários. Por meio da interface do sistema, de muitas maneiras diretas e indiretas, os designers estão dizendo aos usuários como eles podem, devem ou devem interagir com o sistema, a fim de atingir uma faixa específica de objetivos previstos no momento do design. Designers são, portanto, interlocutores ativos no momento da interação homem-computador. Seu discurso interativo é entregue implicitamente e / ou explicitamente pelo sistema, que constitui o substituto do designer. A importância de reunir designers e usuários no tempo de interação decorre da natureza intelectual dos artefatos de software. Eles são o resultado do raciocínio humano, escolha e decisão, e não o efeito direto de leis universais ou naturais. Uma compreensão adequada dos artefatos interativos depende da apreensão e compreensão do intelecto humano em ação. Portanto, além de produzir artefatos interativos, os designers também devem apresentá-los adequadamente, como é o caso de outros produtos intelectuais. Neste artigo, mostramos como a engenharia semiótica pode fornecer suporte teórico substancial para visualizar e explorar as possibilidades de projeto trazidas por essa mudança de perspectiva. Também discutimos aspectos ontológicos e epistemológicos da teoria e concluímos que ela pode preencher algumas das lacunas entre outras teorias e abordagens fragmentadas do HCI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9-05T10:50:00.170000000</dc:date>
    <meta:editing-duration>PT22S</meta:editing-duration>
    <meta:editing-cycles>2</meta:editing-cycles>
    <meta:document-statistic meta:table-count="0" meta:image-count="0" meta:object-count="0" meta:page-count="1" meta:paragraph-count="2" meta:word-count="226" meta:character-count="1610" meta:non-whitespace-character-count="1386"/>
  </office:meta>
</office:document-meta>
</file>